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0e424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0e424" officeooo:paragraph-rsid="0000e424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0e424" officeooo:paragraph-rsid="00045d4c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onthly Journal</text:p>
      <text:p text:style-name="P2"/>
      <text:p text:style-name="P2"/>
      <text:p text:style-name="P3">_ _ / _ _ / 20 _ 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8:25:39.379608280</meta:creation-date>
    <dc:date>2021-05-23T10:08:59.220410791</dc:date>
    <meta:editing-duration>PT13M11S</meta:editing-duration>
    <meta:editing-cycles>3</meta:editing-cycles>
    <meta:generator>LibreOffice/6.4.7.2$Linux_X86_64 LibreOffice_project/40$Build-2</meta:generator>
    <meta:print-date>2021-05-23T08:37:57.394052041</meta:print-date>
    <meta:document-statistic meta:table-count="0" meta:image-count="0" meta:object-count="0" meta:page-count="1" meta:paragraph-count="2" meta:word-count="11" meta:character-count="33" meta:non-whitespace-character-count="24"/>
  </office:meta>
</office:document-meta>
</file>